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пространства</text:p>
              </text:list-item>
              <text:list-item>
                <text:p>Статическое или динамическо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1.566cm" svg:height="1.408cm" svg:x="19.5cm" svg:y="7.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</text:p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6" draw:text-style-name="P4" draw:layer="layout" svg:x1="10.676cm" svg:y1="13.833cm" svg:x2="12.858cm" svg:y2="7.659cm">
          <text:p/>
        </draw:line>
        <draw:line draw:style-name="gr6" draw:text-style-name="P4" draw:layer="layout" svg:x1="12.858cm" svg:y1="7.567cm" svg:x2="16.014cm" svg:y2="7.52cm">
          <text:p/>
        </draw:line>
        <draw:line draw:style-name="gr6" draw:text-style-name="P4" draw:layer="layout" svg:x1="16.061cm" svg:y1="7.52cm" svg:x2="15.643cm" svg:y2="9.655cm">
          <text:p/>
        </draw:line>
        <draw:line draw:style-name="gr6" draw:text-style-name="P4" draw:layer="layout" svg:x1="15.69cm" svg:y1="9.563cm" svg:x2="20.006cm" svg:y2="15.411cm">
          <text:p/>
        </draw:line>
        <draw:line draw:style-name="gr6" draw:text-style-name="P4" draw:layer="layout" svg:x1="20.053cm" svg:y1="15.365cm" svg:x2="18.103cm" svg:y2="17.686cm">
          <text:p/>
        </draw:line>
        <draw:line draw:style-name="gr6" draw:text-style-name="P4" draw:layer="layout" svg:x1="18.01cm" svg:y1="17.732cm" svg:x2="16.247cm" svg:y2="15.736cm">
          <text:p/>
        </draw:line>
        <draw:line draw:style-name="gr6" draw:text-style-name="P4" draw:layer="layout" svg:x1="16.293cm" svg:y1="15.922cm" svg:x2="9.748cm" svg:y2="17.314cm">
          <text:p/>
        </draw:line>
        <draw:line draw:style-name="gr6" draw:text-style-name="P4" draw:layer="layout" svg:x1="9.702cm" svg:y1="17.361cm" svg:x2="8.17cm" svg:y2="14.808cm">
          <text:p/>
        </draw:line>
        <draw:line draw:style-name="gr6" draw:text-style-name="P4" draw:layer="layout" svg:x1="8.216cm" svg:y1="14.715cm" svg:x2="10.63cm" svg:y2="14.29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6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8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6" draw:text-style-name="P4" draw:layer="layout" svg:x1="11.61cm" svg:y1="13.782cm" svg:x2="13.545cm" svg:y2="11.215cm">
          <text:p/>
        </draw:line>
        <draw:line draw:style-name="gr6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7cm" svg:y1="13.979cm" svg:x2="8.371cm" svg:y2="13.979cm">
          <text:p/>
        </draw:line>
        <draw:line draw:style-name="gr6" draw:text-style-name="P4" draw:layer="layout" svg:x1="8.45cm" svg:y1="14.019cm" svg:x2="8.924cm" svg:y2="11.254cm">
          <text:p/>
        </draw:line>
        <draw:line draw:style-name="gr6" draw:text-style-name="P4" draw:layer="layout" svg:x1="8.964cm" svg:y1="11.136cm" svg:x2="11.728cm" svg:y2="9.082cm">
          <text:p/>
        </draw:line>
        <draw:line draw:style-name="gr6" draw:text-style-name="P4" draw:layer="layout" svg:x1="11.768cm" svg:y1="9.043cm" svg:x2="16.388cm" svg:y2="9.833cm">
          <text:p/>
        </draw:line>
        <draw:line draw:style-name="gr6" draw:text-style-name="P4" draw:layer="layout" svg:x1="16.427cm" svg:y1="9.793cm" svg:x2="16.467cm" svg:y2="13.189cm">
          <text:p/>
        </draw:line>
        <draw:line draw:style-name="gr6" draw:text-style-name="P4" draw:layer="layout" svg:x1="16.546cm" svg:y1="13.15cm" svg:x2="18.955cm" svg:y2="14.256cm">
          <text:p/>
        </draw:line>
        <draw:line draw:style-name="gr6" draw:text-style-name="P4" draw:layer="layout" svg:x1="18.915cm" svg:y1="14.335cm" svg:x2="19.468cm" svg:y2="15.519cm">
          <text:p/>
        </draw:line>
        <draw:line draw:style-name="gr6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6" draw:text-style-name="P4" draw:layer="layout" svg:x1="3.318cm" svg:y1="13.979cm" svg:x2="8.372cm" svg:y2="13.979cm">
          <text:p/>
        </draw:line>
        <draw:line draw:style-name="gr9" draw:text-style-name="P4" draw:layer="layout" svg:x1="8.687cm" svg:y1="14.019cm" svg:x2="11.294cm" svg:y2="14.019cm">
          <text:p/>
        </draw:line>
        <draw:line draw:style-name="gr9" draw:text-style-name="P4" draw:layer="layout" svg:x1="14.255cm" svg:y1="14.019cm" svg:x2="17.889cm" svg:y2="14.059cm">
          <text:p/>
        </draw:line>
        <draw:line draw:style-name="gr6" draw:text-style-name="P4" draw:layer="layout" svg:x1="8.292cm" svg:y1="13.94cm" svg:x2="10.306cm" svg:y2="17.455cm">
          <text:p/>
        </draw:line>
        <draw:line draw:style-name="gr6" draw:text-style-name="P4" draw:layer="layout" svg:x1="10.346cm" svg:y1="17.376cm" svg:x2="11.926cm" svg:y2="16.586cm">
          <text:p/>
        </draw:line>
        <draw:line draw:style-name="gr6" draw:text-style-name="P4" draw:layer="layout" svg:x1="11.886cm" svg:y1="16.546cm" svg:x2="11.412cm" svg:y2="13.98cm">
          <text:p/>
        </draw:line>
        <draw:line draw:style-name="gr6" draw:text-style-name="P4" draw:layer="layout" svg:x1="11.491cm" svg:y1="14.019cm" svg:x2="14.058cm" svg:y2="13.98cm">
          <text:p/>
        </draw:line>
        <draw:line draw:style-name="gr6" draw:text-style-name="P4" draw:layer="layout" svg:x1="14.018cm" svg:y1="14.295cm" svg:x2="17.731cm" svg:y2="18.087cm">
          <text:p/>
        </draw:line>
        <draw:line draw:style-name="gr6" draw:text-style-name="P4" draw:layer="layout" svg:x1="17.731cm" svg:y1="18.047cm" svg:x2="20.179cm" svg:y2="17.218cm">
          <text:p/>
        </draw:line>
        <draw:line draw:style-name="gr6" draw:text-style-name="P4" draw:layer="layout" svg:x1="20.258cm" svg:y1="17.139cm" svg:x2="18.797cm" svg:y2="14.177cm">
          <text:p/>
        </draw:line>
        <draw:line draw:style-name="gr6" draw:text-style-name="P4" draw:layer="layout" svg:x1="18.678cm" svg:y1="14.217cm" svg:x2="18.125cm" svg:y2="13.98cm">
          <text:p/>
        </draw:line>
        <draw:line draw:style-name="gr6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</text:span></text:p>
          </draw:text-box>
        </draw:frame>
        <draw:frame presentation:style-name="pr5" draw:layer="layout" svg:width="25.199cm" svg:height="3.655cm" svg:x="1.4cm" svg:y="4.914cm" presentation:class="outline" presentation:user-transformed="true">
          <draw:text-box>
            <text:list text:style-name="L2">
              <text:list-item>
                <text:p>Построим граф по трапециям трапецоидальной карт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минимизации потенциальной энергии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Поиск пути в граф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686cm" svg:x="1.4cm" svg:y="0.962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3H57M10S</meta:editing-duration>
    <meta:editing-cycles>101</meta:editing-cycles>
    <dc:date>2010-10-23T09:11:12</dc:date>
    <dc:creator>Vladimir Rutsky</dc:creator>
    <meta:generator>OpenOffice.org/3.2$Unix OpenOffice.org_project/320m12$Build-9483</meta:generator>
    <meta:document-statistic meta:object-count="176"/>
  </office:meta>
</office:document-meta>
</file>

<file path=Object 1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